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Ubuntu" officeooo:rsid="000615e7" officeooo:paragraph-rsid="0007e6e4"/>
    </style:style>
    <style:style style:name="P2" style:family="paragraph" style:parent-style-name="Text_20_body">
      <style:paragraph-properties fo:text-align="start" style:justify-single-word="false"/>
      <style:text-properties style:font-name="Ubuntu" officeooo:rsid="000615e7" officeooo:paragraph-rsid="0007e6e4"/>
    </style:style>
    <style:style style:name="P3" style:family="paragraph" style:parent-style-name="Text_20_body">
      <style:paragraph-properties fo:text-align="center" style:justify-single-word="false"/>
      <style:text-properties style:font-name="Ubuntu" fo:font-size="14pt" officeooo:rsid="000615e7" officeooo:paragraph-rsid="0007e6e4" style:font-size-asian="14pt" style:font-size-complex="14pt"/>
    </style:style>
    <style:style style:name="P4" style:family="paragraph" style:parent-style-name="Text_20_body">
      <style:paragraph-properties fo:text-align="center" style:justify-single-word="false"/>
      <style:text-properties officeooo:paragraph-rsid="0007e6e4"/>
    </style:style>
    <style:style style:name="P5" style:family="paragraph" style:parent-style-name="Heading_20_1">
      <style:paragraph-properties fo:text-align="center" style:justify-single-word="false"/>
      <style:text-properties style:font-name="Ubuntu" fo:font-size="44pt" officeooo:rsid="000615e7" officeooo:paragraph-rsid="0007e6e4" style:font-size-asian="44pt" style:font-size-complex="44pt"/>
    </style:style>
    <style:style style:name="P6" style:family="paragraph" style:parent-style-name="Heading_20_1">
      <style:paragraph-properties fo:text-align="center" style:justify-single-word="false"/>
      <style:text-properties fo:color="#c5000b" style:font-name="Ubuntu" fo:font-size="13pt" officeooo:rsid="000615e7" officeooo:paragraph-rsid="0007e6e4" style:font-size-asian="11.3500003814697pt" style:font-size-complex="13pt"/>
    </style:style>
    <style:style style:name="P7" style:family="paragraph" style:parent-style-name="Heading_20_1">
      <style:paragraph-properties fo:text-align="center" style:justify-single-word="false"/>
      <style:text-properties fo:color="#c5000b" style:font-name="Ubuntu" fo:font-size="10pt" officeooo:rsid="000615e7" officeooo:paragraph-rsid="0007e6e4" style:font-size-asian="10pt" style:font-size-complex="10pt"/>
    </style:style>
    <style:style style:name="P8" style:family="paragraph" style:parent-style-name="Heading_20_1">
      <style:paragraph-properties fo:break-before="page"/>
      <style:text-properties style:font-name="Ubuntu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7e6e4"/>
    </style:style>
    <style:style style:name="T2" style:family="text">
      <style:text-properties style:font-name="Ubuntu" officeooo:rsid="0007e6e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1">Notiz: Zur korrekten Darstellung wird die Schriftart „Ubuntu“ benötigt.</text:span></text:h>
      <text:h text:style-name="P7" text:outline-level="1"><text:span text:style-name="T1">Download: http://font.ubuntu.com/</text:span></text:h>
      <text:h text:style-name="P5" text:outline-level="1"><text:span text:style-name="T1"/></text:h>
      <text:h text:style-name="P5" text:outline-level="1"><text:bookmark-start text:name="__RefHeading__173_183399001"/><text:span text:style-name="T1"><text:line-break/>Server Admin System</text:span><text:bookmark-end text:name="__RefHeading__173_183399001"/></text:h>
      <text:p text:style-name="P4"><text:span text:style-name="T2">Ein Webinterface zum Verwalten, Streuern und Warten von Linux Servern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<text:span text:style-name="T1">Eine Projektarbeit von:</text:span></text:p>
      <text:p text:style-name="P1"><text:span text:style-name="T1">Patrick Farnkopf</text:span></text:p>
      <text:p text:style-name="P1"><text:span text:style-name="T1">Tanja Weiser</text:span></text:p>
      <text:p text:style-name="P1"><text:span text:style-name="T1">Gabriel Wanzek<text:line-break/></text:span></text:p>
      <text:p text:style-name="P1"><text:span text:style-name="T1">2BKI2 | PROG | Lehrer: Hr. Graw</text:span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9">Inhaltsverzeichnis</text:p>
          </text:index-title>
          <text:p text:style-name="P10"><text:a xlink:type="simple" xlink:href="#__RefHeading__173_183399001" text:style-name="Index_20_Link" text:visited-style-name="Index_20_Link">Server Admin System<text:tab/>1</text:a></text:p>
        </text:index-body>
      </text:table-of-content>
      <text:p text:style-name="P2"><text:span text:style-name="T1"/></text:p>
      <text:h text:style-name="P8" text:outline-level="1"><text:span text:style-name="T1">Einleitung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8T13:00:45.51</meta:creation-date>
    <dc:date>2012-10-06T01:30:40.31</dc:date>
    <meta:editing-duration>P0D</meta:editing-duration>
    <meta:editing-cycles>3</meta:editing-cycles>
    <meta:generator>LibreOffice/3.6$Windows_x86 LibreOffice_project/e29a214-2bbed72-0621de6-a97528c-8f066d</meta:generator>
    <meta:document-statistic meta:table-count="0" meta:image-count="0" meta:object-count="0" meta:page-count="3" meta:paragraph-count="12" meta:word-count="46" meta:character-count="339" meta:non-whitespace-character-count="303"/>
  </office:meta>
</office:document-meta>
</file>